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23.34mm"/>
    </style:style>
    <style:style style:name="co3" style:family="table-column">
      <style:table-column-properties fo:break-before="auto" style:column-width="22.03mm"/>
    </style:style>
    <style:style style:name="co4" style:family="table-column">
      <style:table-column-properties fo:break-before="auto" style:column-width="63.89mm"/>
    </style:style>
    <style:style style:name="co5" style:family="table-column">
      <style:table-column-properties fo:break-before="auto" style:column-width="161.1mm"/>
    </style:style>
    <style:style style:name="co6" style:family="table-column">
      <style:table-column-properties fo:break-before="auto" style:column-width="55.16mm"/>
    </style:style>
    <style:style style:name="co7" style:family="table-column">
      <style:table-column-properties fo:break-before="auto" style:column-width="28.79mm"/>
    </style:style>
    <style:style style:name="co8" style:family="table-column">
      <style:table-column-properties fo:break-before="auto" style:column-width="71.51mm"/>
    </style:style>
    <style:style style:name="co9" style:family="table-column">
      <style:table-column-properties fo:break-before="auto" style:column-width="50.8mm"/>
    </style:style>
    <style:style style:name="co10" style:family="table-column">
      <style:table-column-properties fo:break-before="auto" style:column-width="45.35mm"/>
    </style:style>
    <style:style style:name="co11" style:family="table-column">
      <style:table-column-properties fo:break-before="auto" style:column-width="52.55mm"/>
    </style:style>
    <style:style style:name="co12" style:family="table-column">
      <style:table-column-properties fo:break-before="auto" style:column-width="93.75mm"/>
    </style:style>
    <style:style style:name="co13" style:family="table-column">
      <style:table-column-properties fo:break-before="auto" style:column-width="46.88mm"/>
    </style:style>
    <style:style style:name="co14" style:family="table-column">
      <style:table-column-properties fo:break-before="auto" style:column-width="32.07mm"/>
    </style:style>
    <style:style style:name="co15" style:family="table-column">
      <style:table-column-properties fo:break-before="auto" style:column-width="14.62mm"/>
    </style:style>
    <style:style style:name="co16" style:family="table-column">
      <style:table-column-properties fo:break-before="auto" style:column-width="18.98mm"/>
    </style:style>
    <style:style style:name="co17" style:family="table-column">
      <style:table-column-properties fo:break-before="auto" style:column-width="27.9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0" number:language="de" number:country="DE">
      <number:number number:min-integer-digits="1"/>
    </number:number-style>
    <style:style style:name="ce1" style:family="table-cell" style:parent-style-name="Default" style:data-style-name="N40000"/>
    <style:style style:name="ce2" style:family="table-cell" style:parent-style-name="Default">
      <style:text-properties fo:color="#0000ff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ptember" table:style-name="ta1">
        <table:shapes>
          <draw:frame draw:z-index="0" draw:style-name="gr1" draw:text-style-name="P1" svg:width="227.07mm" svg:height="135.24mm" svg:x="695.4mm" svg:y="193.48mm">
            <draw:object draw:notify-on-update-of-ranges="september.O2:september.O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default-cell-style-name="ce1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Auftragskonto</text:p>
          </table:table-cell>
          <table:table-cell office:value-type="string" calcext:value-type="string">
            <text:p>Buchungstag</text:p>
          </table:table-cell>
          <table:table-cell office:value-type="string" calcext:value-type="string">
            <text:p>Valutadatum</text:p>
          </table:table-cell>
          <table:table-cell office:value-type="string" calcext:value-type="string">
            <text:p>Buchungstext</text:p>
          </table:table-cell>
          <table:table-cell office:value-type="string" calcext:value-type="string">
            <text:p>Verwendungszweck</text:p>
          </table:table-cell>
          <table:table-cell office:value-type="string" calcext:value-type="string">
            <text:p>Glaeubiger ID</text:p>
          </table:table-cell>
          <table:table-cell office:value-type="string" calcext:value-type="string">
            <text:p>Mandatsreferenz</text:p>
          </table:table-cell>
          <table:table-cell office:value-type="string" calcext:value-type="string">
            <text:p>Kundenreferenz (End-to-End)</text:p>
          </table:table-cell>
          <table:table-cell office:value-type="string" calcext:value-type="string">
            <text:p>Sammlerreferenz</text:p>
          </table:table-cell>
          <table:table-cell office:value-type="string" calcext:value-type="string">
            <text:p>Lastschrift Ursprungsbetrag</text:p>
          </table:table-cell>
          <table:table-cell office:value-type="string" calcext:value-type="string">
            <text:p>Auslagenersatz Ruecklastschrift</text:p>
          </table:table-cell>
          <table:table-cell office:value-type="string" calcext:value-type="string">
            <text:p>Beguenstigter/Zahlungspflichtiger</text:p>
          </table:table-cell>
          <table:table-cell office:value-type="string" calcext:value-type="string">
            <text:p>Kontonummer/IBAN</text:p>
          </table:table-cell>
          <table:table-cell office:value-type="string" calcext:value-type="string">
            <text:p>BIC (SWIFT-Code)</text:p>
          </table:table-cell>
          <table:table-cell table:style-name="Default" office:value-type="string" calcext:value-type="string">
            <text:p>Betrag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1.10.19</text:p>
          </table:table-cell>
          <table:table-cell office:value-type="string" calcext:value-type="string">
            <text:p>GUTSCHR. UEBERW. DAUERAUFTR</text:p>
          </table:table-cell>
          <table:table-cell office:value-type="string" calcext:value-type="string">
            <text:p>Monatlicher Unterhalt ab November 2018 </text:p>
          </table:table-cell>
          <table:table-cell table:number-columns-repeated="6"/>
          <table:table-cell office:value-type="string" calcext:value-type="string">
            <text:p>Dr. Heiko Krude</text:p>
          </table:table-cell>
          <table:table-cell office:value-type="string" calcext:value-type="string">
            <text:p>DE21100500001062583945</text:p>
          </table:table-cell>
          <table:table-cell office:value-type="string" calcext:value-type="string">
            <text:p>BELADEBEXXX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30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7T10:36 Debitk.1 2022-12 </text:p>
          </table:table-cell>
          <table:table-cell table:number-columns-repeated="2"/>
          <table:table-cell office:value-type="float" office:value="5.65584470042663E+025" calcext:value-type="float">
            <text:p>5.65584470042663E+025</text:p>
          </table:table-cell>
          <table:table-cell table:number-columns-repeated="3"/>
          <table:table-cell office:value-type="string" calcext:value-type="string">
            <text:p>Wiener Feinbaecker//Berlin/DE</text:p>
          </table:table-cell>
          <table:table-cell office:value-type="string" calcext:value-type="string">
            <text:p>DE85120800000101752405</text:p>
          </table:table-cell>
          <table:table-cell office:value-type="string" calcext:value-type="string">
            <text:p>DRESDEFF120</text:p>
          </table:table-cell>
          <table:table-cell office:value-type="float" office:value="-3.25" calcext:value-type="float">
            <text:p>-3,2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30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BVG, Ihr Einkauf bei BVG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713617352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2.8" calcext:value-type="float">
            <text:p>-2,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30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FLIXBUS, Ihr Einkauf bei FLIXBUS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708189503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8.14" calcext:value-type="float">
            <text:p>-8,1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6.09.19</text:p>
          </table:table-cell>
          <table:table-cell office:value-type="string" calcext:value-type="string">
            <text:p>LOHN <text:s/>GEHALT</text:p>
          </table:table-cell>
          <table:table-cell office:value-type="string" calcext:value-type="string">
            <text:p>Verdienstabrechnung 09.19/1 </text:p>
          </table:table-cell>
          <table:table-cell table:number-columns-repeated="2"/>
          <table:table-cell office:value-type="float" office:value="2.01909182203481E+033" calcext:value-type="float">
            <text:p>2.01909182203481E+033</text:p>
          </table:table-cell>
          <table:table-cell table:number-columns-repeated="3"/>
          <table:table-cell office:value-type="string" calcext:value-type="string">
            <text:p>HELMHOLTZ-ZENTRUM DRESDEN-ROSSENDORF E.V.</text:p>
          </table:table-cell>
          <table:table-cell office:value-type="string" calcext:value-type="string">
            <text:p>DE42850800000402657300</text:p>
          </table:table-cell>
          <table:table-cell office:value-type="string" calcext:value-type="string">
            <text:p>DRESDEFF85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6:.O41])" office:value-type="float" office:value="1008.19" calcext:value-type="float">
            <text:p>1008.19</text:p>
          </table:table-cell>
          <table:table-cell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6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5T16:10 Debitk.1 2022-12 </text:p>
          </table:table-cell>
          <table:table-cell table:number-columns-repeated="2"/>
          <table:table-cell office:value-type="string" calcext:value-type="string">
            <text:p>54284924378850250919161022()KONSUM</text:p>
          </table:table-cell>
          <table:table-cell table:number-columns-repeated="3"/>
          <table:table-cell office:value-type="string" calcext:value-type="string">
            <text:p>KONSUM 7023 VIELEN DANK //DRESDEN/DE</text:p>
          </table:table-cell>
          <table:table-cell office:value-type="string" calcext:value-type="string">
            <text:p>DE98664926000001451618</text:p>
          </table:table-cell>
          <table:table-cell office:value-type="string" calcext:value-type="string">
            <text:p>GENODE61APP</text:p>
          </table:table-cell>
          <table:table-cell office:value-type="float" office:value="-1.69" calcext:value-type="float">
            <text:p>-1,6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5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4T18:25 Debitk.1 2022-12 </text:p>
          </table:table-cell>
          <table:table-cell table:number-columns-repeated="2"/>
          <table:table-cell office:value-type="float" office:value="6.50321626188772E+025" calcext:value-type="float">
            <text:p>6.50321626188772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5.27" calcext:value-type="float">
            <text:p>-5,2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5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4T07:31 Debitk.1 2022-12 </text:p>
          </table:table-cell>
          <table:table-cell table:number-columns-repeated="2"/>
          <table:table-cell office:value-type="float" office:value="6.50321392948633E+025" calcext:value-type="float">
            <text:p>6.50321392948633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2.64" calcext:value-type="float">
            <text:p>-2,6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5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4T20:09 Debitk.1 2022-12 </text:p>
          </table:table-cell>
          <table:table-cell table:number-columns-repeated="2"/>
          <table:table-cell office:value-type="float" office:value="5.56265020028222E+025" calcext:value-type="float">
            <text:p>5.56265020028222E+025</text:p>
          </table:table-cell>
          <table:table-cell table:number-columns-repeated="3"/>
          <table:table-cell office:value-type="string" calcext:value-type="string">
            <text:p>FILMTHEATER SCHAUBURG//Dresden/DE</text:p>
          </table:table-cell>
          <table:table-cell office:value-type="string" calcext:value-type="string">
            <text:p>DE93450500010100195997</text:p>
          </table:table-cell>
          <table:table-cell office:value-type="string" calcext:value-type="string">
            <text:p>WELADE3HXXX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5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CTS EVENTIM, Ihr Einkauf bei CTS EVENTIM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682684645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79.08" calcext:value-type="float">
            <text:p>-79,0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4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3T19:29 Debitk.1 2022-12 </text:p>
          </table:table-cell>
          <table:table-cell table:number-columns-repeated="2"/>
          <table:table-cell office:value-type="float" office:value="6.50321626187292E+025" calcext:value-type="float">
            <text:p>6.50321626187292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8.44" calcext:value-type="float">
            <text:p>-8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4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2T14:28 Debitk.1 2022-12 </text:p>
          </table:table-cell>
          <table:table-cell table:number-columns-repeated="2"/>
          <table:table-cell office:value-type="float" office:value="5.42264071943612E+025" calcext:value-type="float">
            <text:p>5.42264071943612E+025</text:p>
          </table:table-cell>
          <table:table-cell table:number-columns-repeated="3"/>
          <table:table-cell office:value-type="string" calcext:value-type="string">
            <text:p>BERLINER VERKEHRSBETRIEBE (BVG)//BERLIN/DE</text:p>
          </table:table-cell>
          <table:table-cell office:value-type="string" calcext:value-type="string">
            <text:p>DE28100700000020118602</text:p>
          </table:table-cell>
          <table:table-cell office:value-type="string" calcext:value-type="string">
            <text:p>DEUTDEBBXXX</text:p>
          </table:table-cell>
          <table:table-cell office:value-type="float" office:value="-5.6" calcext:value-type="float">
            <text:p>-5,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4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23T12:12 Debitk.1 2022-12 </text:p>
          </table:table-cell>
          <table:table-cell table:number-columns-repeated="2"/>
          <table:table-cell office:value-type="float" office:value="5.56532470101572E+025" calcext:value-type="float">
            <text:p>5.56532470101572E+025</text:p>
          </table:table-cell>
          <table:table-cell table:number-columns-repeated="3"/>
          <table:table-cell office:value-type="string" calcext:value-type="string">
            <text:p>BK 88 HELMHOLTZ ZENTRUM//Dresden/DE</text:p>
          </table:table-cell>
          <table:table-cell office:value-type="string" calcext:value-type="string">
            <text:p>DE77850503003200023383</text:p>
          </table:table-cell>
          <table:table-cell office:value-type="string" calcext:value-type="string">
            <text:p>OSDDDE81XXX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4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FLIXBUS, Ihr Einkauf bei FLIXBUS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659918690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16.3" calcext:value-type="float">
            <text:p>-16,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4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FLIXBUS, Ihr Einkauf bei FLIXBUS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660635611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38.3" calcext:value-type="float">
            <text:p>-38,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20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9T08:14 Debitk.1 2022-12 </text:p>
          </table:table-cell>
          <table:table-cell table:number-columns-repeated="2"/>
          <table:table-cell office:value-type="float" office:value="6.50321626176372E+025" calcext:value-type="float">
            <text:p>6.50321626176372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7.16" calcext:value-type="float">
            <text:p>-7,16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8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7T18:28 Debitk.1 2022-12 </text:p>
          </table:table-cell>
          <table:table-cell table:number-columns-repeated="2"/>
          <table:table-cell office:value-type="float" office:value="6.50321392945632E+025" calcext:value-type="float">
            <text:p>6.50321392945632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6.12" calcext:value-type="float">
            <text:p>-6,1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6.09.19</text:p>
          </table:table-cell>
          <table:table-cell office:value-type="string" calcext:value-type="string">
            <text:p>ONLINE-UEBERWEISUNG</text:p>
          </table:table-cell>
          <table:table-cell office:value-type="string" calcext:value-type="string">
            <text:p>Pillengeld DATUM 16.09.2019, 11.56 UHR1.TAN 651290 </text:p>
          </table:table-cell>
          <table:table-cell table:number-columns-repeated="3"/>
          <table:table-cell office:value-type="string" calcext:value-type="string">
            <text:p>1610239979-20190916115601</text:p>
          </table:table-cell>
          <table:table-cell table:number-columns-repeated="2"/>
          <table:table-cell office:value-type="string" calcext:value-type="string">
            <text:p>Shereen Caroline Qedra</text:p>
          </table:table-cell>
          <table:table-cell office:value-type="string" calcext:value-type="string">
            <text:p>DE57100500006014823334</text:p>
          </table:table-cell>
          <table:table-cell office:value-type="string" calcext:value-type="string">
            <text:p>BELADEBEXXX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6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4T18:05 Debitk.1 2022-12 </text:p>
          </table:table-cell>
          <table:table-cell table:number-columns-repeated="2"/>
          <table:table-cell office:value-type="float" office:value="6.50321626166661E+025" calcext:value-type="float">
            <text:p>6.50321626166661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8.83" calcext:value-type="float">
            <text:p>-8,8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6.09.19</text:p>
          </table:table-cell>
          <table:table-cell office:value-type="string" calcext:value-type="string">
            <text:p>GUTSCHR. UEBERWEISUNG</text:p>
          </table:table-cell>
          <table:table-cell office:value-type="string" calcext:value-type="string">
            <text:p>Berlin ist eine Reise wert </text:p>
          </table:table-cell>
          <table:table-cell table:number-columns-repeated="6"/>
          <table:table-cell office:value-type="string" calcext:value-type="string">
            <text:p>Regine Schefels</text:p>
          </table:table-cell>
          <table:table-cell office:value-type="string" calcext:value-type="string">
            <text:p>DE28660908000002802937</text:p>
          </table:table-cell>
          <table:table-cell office:value-type="string" calcext:value-type="string">
            <text:p>GENODE61B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6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3T18:37 Debitk.1 2022-12 </text:p>
          </table:table-cell>
          <table:table-cell table:number-columns-repeated="2"/>
          <table:table-cell office:value-type="float" office:value="6.01270472154601E+033" calcext:value-type="float">
            <text:p>6.01270472154601E+033</text:p>
          </table:table-cell>
          <table:table-cell table:number-columns-repeated="3"/>
          <table:table-cell office:value-type="string" calcext:value-type="string">
            <text:p>DANKE, IHR LIDL//Dresden/DE</text:p>
          </table:table-cell>
          <table:table-cell office:value-type="string" calcext:value-type="string">
            <text:p>DE61300500000008000119</text:p>
          </table:table-cell>
          <table:table-cell office:value-type="string" calcext:value-type="string">
            <text:p>WELADEDDXXX</text:p>
          </table:table-cell>
          <table:table-cell office:value-type="float" office:value="-14.44" calcext:value-type="float">
            <text:p>-14,4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6.09.19</text:p>
          </table:table-cell>
          <table:table-cell office:value-type="string" calcext:value-type="string">
            <text:p>GUTSCHR. UEBERWEISUNG</text:p>
          </table:table-cell>
          <table:table-cell office:value-type="string" calcext:value-type="string">
            <text:p>Abendessen,Zara </text:p>
          </table:table-cell>
          <table:table-cell table:number-columns-repeated="6"/>
          <table:table-cell office:value-type="string" calcext:value-type="string">
            <text:p>Shereen Caroline Qedra</text:p>
          </table:table-cell>
          <table:table-cell office:value-type="string" calcext:value-type="string">
            <text:p>DE57100500006014823334</text:p>
          </table:table-cell>
          <table:table-cell office:value-type="string" calcext:value-type="string">
            <text:p>BELADEBEXX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2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1T19:12 Debitk.1 2022-12 </text:p>
          </table:table-cell>
          <table:table-cell table:number-columns-repeated="2"/>
          <table:table-cell office:value-type="float" office:value="6.50321644580351E+025" calcext:value-type="float">
            <text:p>6.50321644580351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6.55" calcext:value-type="float">
            <text:p>-6,5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1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10T19:00 Debitk.1 2022-12 </text:p>
          </table:table-cell>
          <table:table-cell table:number-columns-repeated="2"/>
          <table:table-cell office:value-type="float" office:value="6.50321644576151E+025" calcext:value-type="float">
            <text:p>6.50321644576151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8.39" calcext:value-type="float">
            <text:p>-8,39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0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9T19:54 Debitk.0 2022-12 </text:p>
          </table:table-cell>
          <table:table-cell table:number-columns-repeated="2"/>
          <table:table-cell office:value-type="float" office:value="6.50321626154851E+025" calcext:value-type="float">
            <text:p>6.50321626154851E+025</text:p>
          </table:table-cell>
          <table:table-cell table:number-columns-repeated="3"/>
          <table:table-cell office:value-type="string" calcext:value-type="string">
            <text:p>NETTO MARKEN-DISCOU//DRESDEN-FRIEDRICHS/DE</text:p>
          </table:table-cell>
          <table:table-cell office:value-type="string" calcext:value-type="string">
            <text:p>DE68750200730008472092</text:p>
          </table:table-cell>
          <table:table-cell office:value-type="string" calcext:value-type="string">
            <text:p>HYVEDEMM447</text:p>
          </table:table-cell>
          <table:table-cell office:value-type="float" office:value="-2.37" calcext:value-type="float">
            <text:p>-2,3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26:.O29])" office:value-type="float" office:value="-35.32" calcext:value-type="float">
            <text:p>-35.32</text:p>
          </table:table-cell>
          <table:table-cell table:style-name="ce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0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9T11:45 Debitk.0 2022-12 </text:p>
          </table:table-cell>
          <table:table-cell table:number-columns-repeated="2"/>
          <table:table-cell office:value-type="float" office:value="5.56532480081131E+025" calcext:value-type="float">
            <text:p>5.56532480081131E+025</text:p>
          </table:table-cell>
          <table:table-cell table:number-columns-repeated="3"/>
          <table:table-cell office:value-type="string" calcext:value-type="string">
            <text:p>BK 88 HELMHOLTZ ZENTRUM//Dresden/DE</text:p>
          </table:table-cell>
          <table:table-cell office:value-type="string" calcext:value-type="string">
            <text:p>DE77850503003200023383</text:p>
          </table:table-cell>
          <table:table-cell office:value-type="string" calcext:value-type="string">
            <text:p>OSDDDE81XXX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0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FLIXBUS, Ihr Einkauf bei FLIXBUS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556089061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10.15" calcext:value-type="float">
            <text:p>-10,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10.09.19</text:p>
          </table:table-cell>
          <table:table-cell office:value-type="string" calcext:value-type="string">
            <text:p>FOLGELASTSCHRIFT</text:p>
          </table:table-cell>
          <table:table-cell office:value-type="string" calcext:value-type="string">
            <text:p>PP.7515.PP . LOGPAYFINAN, Ihr Einkauf bei LOGPAYFINAN </text:p>
          </table:table-cell>
          <table:table-cell office:value-type="string" calcext:value-type="string">
            <text:p>LU96ZZZ0000000000000000058</text:p>
          </table:table-cell>
          <table:table-cell office:value-type="string" calcext:value-type="string">
            <text:p>5LFJ224TP5YA4</text:p>
          </table:table-cell>
          <table:table-cell office:value-type="string" calcext:value-type="string">
            <text:p>1006550568602 PP.7515.PP PAYPAL</text:p>
          </table:table-cell>
          <table:table-cell table:number-columns-repeated="3"/>
          <table:table-cell office:value-type="string" calcext:value-type="string">
            <text:p>PayPal (Europe) S.a.r.l. et Cie., S.C.A.</text:p>
          </table:table-cell>
          <table:table-cell office:value-type="string" calcext:value-type="string">
            <text:p>DE88500700100175526303</text:p>
          </table:table-cell>
          <table:table-cell office:value-type="string" calcext:value-type="string">
            <text:p>DEUTDEFFXXX</text:p>
          </table:table-cell>
          <table:table-cell office:value-type="float" office:value="-2.8" calcext:value-type="float">
            <text:p>-2,8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9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8T16:16 Debitk.1 2022-12 </text:p>
          </table:table-cell>
          <table:table-cell table:number-columns-repeated="2"/>
          <table:table-cell office:value-type="float" office:value="6.01270481488461E+033" calcext:value-type="float">
            <text:p>6.01270481488461E+033</text:p>
          </table:table-cell>
          <table:table-cell table:number-columns-repeated="3"/>
          <table:table-cell office:value-type="string" calcext:value-type="string">
            <text:p>DANKE, IHR LIDL//Dresden/DE</text:p>
          </table:table-cell>
          <table:table-cell office:value-type="string" calcext:value-type="string">
            <text:p>DE61300500000008000119</text:p>
          </table:table-cell>
          <table:table-cell office:value-type="string" calcext:value-type="string">
            <text:p>WELADEDDXXX</text:p>
          </table:table-cell>
          <table:table-cell office:value-type="float" office:value="-2.77" calcext:value-type="float">
            <text:p>-2,7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0:.O34])" office:value-type="float" office:value="-135.67" calcext:value-type="float">
            <text:p>-135.67</text:p>
          </table:table-cell>
          <table:table-cell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9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7T11:31 Debitk.1 2022-12 </text:p>
          </table:table-cell>
          <table:table-cell table:number-columns-repeated="2"/>
          <table:table-cell office:value-type="float" office:value="6.53276169054151E+025" calcext:value-type="float">
            <text:p>6.53276169054151E+025</text:p>
          </table:table-cell>
          <table:table-cell table:number-columns-repeated="3"/>
          <table:table-cell office:value-type="string" calcext:value-type="string">
            <text:p>CUCCIS FOOD GERMANY//HAMBURG/DE</text:p>
          </table:table-cell>
          <table:table-cell office:value-type="string" calcext:value-type="string">
            <text:p>DE71500400000600178805</text:p>
          </table:table-cell>
          <table:table-cell office:value-type="string" calcext:value-type="string">
            <text:p>COBADEFFXXX</text:p>
          </table:table-cell>
          <table:table-cell office:value-type="float" office:value="-4.85" calcext:value-type="float">
            <text:p>-4,8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9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5T16:27 Debitk.1 2099-12 Original 469,70 HRK 1 Euro=7,38102100 HRK Entgelt 1,21 EUR </text:p>
          </table:table-cell>
          <table:table-cell table:number-columns-repeated="2"/>
          <table:table-cell office:value-type="string" calcext:value-type="string">
            <text:p>FDE100RKP3A</text:p>
          </table:table-cell>
          <table:table-cell table:number-columns-repeated="3"/>
          <table:table-cell office:value-type="string" calcext:value-type="string">
            <text:p>ZARA HRVATSKA//SPLIT/HR/2</text:p>
          </table:table-cell>
          <table:table-cell office:value-type="string" calcext:value-type="string">
            <text:p>DE67500500000959567025</text:p>
          </table:table-cell>
          <table:table-cell office:value-type="string" calcext:value-type="string">
            <text:p>HELADEFF</text:p>
          </table:table-cell>
          <table:table-cell office:value-type="float" office:value="-64.85" calcext:value-type="float">
            <text:p>-64,8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9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5T18:01 Debitk.1 2099-12 Original 192,00 HRK 1 Euro=7,38102100 HRK Entgelt 0,49 EUR </text:p>
          </table:table-cell>
          <table:table-cell table:number-columns-repeated="2"/>
          <table:table-cell office:value-type="string" calcext:value-type="string">
            <text:p>FDE100RKP39</text:p>
          </table:table-cell>
          <table:table-cell table:number-columns-repeated="3"/>
          <table:table-cell office:value-type="string" calcext:value-type="string">
            <text:p>PIZZERIA PORTAS//SPLIT/HR/2</text:p>
          </table:table-cell>
          <table:table-cell office:value-type="string" calcext:value-type="string">
            <text:p>DE67500500000959567025</text:p>
          </table:table-cell>
          <table:table-cell office:value-type="string" calcext:value-type="string">
            <text:p>HELADEFF</text:p>
          </table:table-cell>
          <table:table-cell office:value-type="float" office:value="-26.5" calcext:value-type="float">
            <text:p>-26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9.09.19</text:p>
          </table:table-cell>
          <table:table-cell office:value-type="string" calcext:value-type="string">
            <text:p>BARGELDAUSZAHLUNG</text:p>
          </table:table-cell>
          <table:table-cell office:value-type="string" calcext:value-type="string">
            <text:p>2019-09-05T15:22 Debitk.1 2099-12 Entgelt 7,50 EUR </text:p>
          </table:table-cell>
          <table:table-cell table:number-columns-repeated="2"/>
          <table:table-cell office:value-type="string" calcext:value-type="string">
            <text:p>FDF1002QCX0</text:p>
          </table:table-cell>
          <table:table-cell table:number-columns-repeated="3"/>
          <table:table-cell office:value-type="string" calcext:value-type="string">
            <text:p>MOSTARSKA ZONA 6//SPLIT/HR/2</text:p>
          </table:table-cell>
          <table:table-cell office:value-type="string" calcext:value-type="string">
            <text:p>DE89500500000959567017</text:p>
          </table:table-cell>
          <table:table-cell office:value-type="string" calcext:value-type="string">
            <text:p>HELADEFF</text:p>
          </table:table-cell>
          <table:table-cell office:value-type="float" office:value="-36.7" calcext:value-type="float">
            <text:p>-36,7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6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4T20:27 Debitk.1 2099-12 Original 478,00 HRK 1 Euro=7,36267300 HRK Entgelt 1,23 EUR </text:p>
          </table:table-cell>
          <table:table-cell table:number-columns-repeated="2"/>
          <table:table-cell office:value-type="string" calcext:value-type="string">
            <text:p>FDE100RJPP4</text:p>
          </table:table-cell>
          <table:table-cell table:number-columns-repeated="3"/>
          <table:table-cell office:value-type="string" calcext:value-type="string">
            <text:p>RIBARSKA KUCICA//BOL/HR/2</text:p>
          </table:table-cell>
          <table:table-cell office:value-type="string" calcext:value-type="string">
            <text:p>DE67500500000959567025</text:p>
          </table:table-cell>
          <table:table-cell office:value-type="string" calcext:value-type="string">
            <text:p>HELADEFF</text:p>
          </table:table-cell>
          <table:table-cell office:value-type="float" office:value="-66.15" calcext:value-type="float">
            <text:p>-66,1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5])" office:value-type="float" office:value="-66.15" calcext:value-type="float">
            <text:p>-66.15</text:p>
          </table:table-cell>
          <table:table-cell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5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9-03T15:59 Debitk.1 2099-12 Original 69,00 HRK 1 Euro=7,37708900 HRK Entgelt 0,18 EUR </text:p>
          </table:table-cell>
          <table:table-cell table:number-columns-repeated="2"/>
          <table:table-cell office:value-type="string" calcext:value-type="string">
            <text:p>FDE100RIPN8</text:p>
          </table:table-cell>
          <table:table-cell table:number-columns-repeated="3"/>
          <table:table-cell office:value-type="string" calcext:value-type="string">
            <text:p>UJE//BOL/HR/2</text:p>
          </table:table-cell>
          <table:table-cell office:value-type="string" calcext:value-type="string">
            <text:p>DE67500500000959567025</text:p>
          </table:table-cell>
          <table:table-cell office:value-type="string" calcext:value-type="string">
            <text:p>HELADEFF</text:p>
          </table:table-cell>
          <table:table-cell office:value-type="float" office:value="-9.53" calcext:value-type="float">
            <text:p>-9,5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6])" office:value-type="float" office:value="-9.53" calcext:value-type="float">
            <text:p>-9.53</text:p>
          </table:table-cell>
          <table:table-cell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4.09.19</text:p>
          </table:table-cell>
          <table:table-cell office:value-type="string" calcext:value-type="string">
            <text:p>KARTENZAHLUNG</text:p>
          </table:table-cell>
          <table:table-cell office:value-type="string" calcext:value-type="string">
            <text:p>2019-08-27T09:44 Debitk.1 2022-12 </text:p>
          </table:table-cell>
          <table:table-cell table:number-columns-repeated="2"/>
          <table:table-cell office:value-type="float" office:value="6.80195850015773E+025" calcext:value-type="float">
            <text:p>6.80195850015773E+025</text:p>
          </table:table-cell>
          <table:table-cell table:number-columns-repeated="3"/>
          <table:table-cell office:value-type="string" calcext:value-type="string">
            <text:p>TAXI 3516//BERLIN/DE</text:p>
          </table:table-cell>
          <table:table-cell office:value-type="string" calcext:value-type="string">
            <text:p>DE98370100500555651506</text:p>
          </table:table-cell>
          <table:table-cell office:value-type="string" calcext:value-type="string">
            <text:p>PBNKDEFFXXX</text:p>
          </table:table-cell>
          <table:table-cell office:value-type="float" office:value="-31.5" calcext:value-type="float">
            <text:p>-31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7])" office:value-type="float" office:value="-31.5" calcext:value-type="float">
            <text:p>-31.5</text:p>
          </table:table-cell>
          <table:table-cell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3.09.19</text:p>
          </table:table-cell>
          <table:table-cell office:value-type="string" calcext:value-type="string">
            <text:p>GUTSCHR. UEBERWEISUNG</text:p>
          </table:table-cell>
          <table:table-cell office:value-type="string" calcext:value-type="string">
            <text:p>Booool </text:p>
          </table:table-cell>
          <table:table-cell table:number-columns-repeated="6"/>
          <table:table-cell office:value-type="string" calcext:value-type="string">
            <text:p>Shereen Caroline Qedra</text:p>
          </table:table-cell>
          <table:table-cell office:value-type="string" calcext:value-type="string">
            <text:p>DE57100500006014823334</text:p>
          </table:table-cell>
          <table:table-cell office:value-type="string" calcext:value-type="string">
            <text:p>BELADEBEXXX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8:.Q38])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2.09.19</text:p>
          </table:table-cell>
          <table:table-cell office:value-type="string" calcext:value-type="string">
            <text:p>GUTSCHR. UEBERW. DAUERAUFTR</text:p>
          </table:table-cell>
          <table:table-cell office:value-type="string" calcext:value-type="string">
            <text:p>Monatlicher Unterhalt ab November 2018 </text:p>
          </table:table-cell>
          <table:table-cell table:number-columns-repeated="6"/>
          <table:table-cell office:value-type="string" calcext:value-type="string">
            <text:p>Dr. Heiko Krude</text:p>
          </table:table-cell>
          <table:table-cell office:value-type="string" calcext:value-type="string">
            <text:p>DE21100500001062583945</text:p>
          </table:table-cell>
          <table:table-cell office:value-type="string" calcext:value-type="string">
            <text:p>BELADEBEXXX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formula="of:=SUM([.O39];[.O40];[.O41])" office:value-type="float" office:value="482.17" calcext:value-type="float">
            <text:p>482.17</text:p>
          </table:table-cell>
          <table:table-cell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2.09.19</text:p>
          </table:table-cell>
          <table:table-cell office:value-type="string" calcext:value-type="string">
            <text:p>DAUERAUFTRAG</text:p>
          </table:table-cell>
          <table:table-cell office:value-type="string" calcext:value-type="string">
            <text:p>sonstige Kosten Wachsbleichstraße 47 </text:p>
          </table:table-cell>
          <table:table-cell table:number-columns-repeated="6"/>
          <table:table-cell office:value-type="string" calcext:value-type="string">
            <text:p>Marvin</text:p>
          </table:table-cell>
          <table:table-cell office:value-type="string" calcext:value-type="string">
            <text:p>DE56800400000850447400</text:p>
          </table:table-cell>
          <table:table-cell office:value-type="string" calcext:value-type="string">
            <text:p>COBADEFFXXX</text:p>
          </table:table-cell>
          <table:table-cell office:value-type="float" office:value="-24.5" calcext:value-type="float">
            <text:p>-24,5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04100500006013719070</text:p>
          </table:table-cell>
          <table:table-cell table:number-columns-repeated="2" office:value-type="string" calcext:value-type="string">
            <text:p>02.09.19</text:p>
          </table:table-cell>
          <table:table-cell office:value-type="string" calcext:value-type="string">
            <text:p>DAUERAUFTRAG</text:p>
          </table:table-cell>
          <table:table-cell office:value-type="string" calcext:value-type="string">
            <text:p>Miete + Internet: Wachsbleichstraße 47, Dresden </text:p>
          </table:table-cell>
          <table:table-cell table:number-columns-repeated="6"/>
          <table:table-cell office:value-type="string" calcext:value-type="string">
            <text:p>Maximilian Walther</text:p>
          </table:table-cell>
          <table:table-cell office:value-type="string" calcext:value-type="string">
            <text:p>DE15200411550651304800</text:p>
          </table:table-cell>
          <table:table-cell office:value-type="string" calcext:value-type="string">
            <text:p>COBADEHD055</text:p>
          </table:table-cell>
          <table:table-cell office:value-type="float" office:value="-293.33" calcext:value-type="float">
            <text:p>-293,3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Umsatz gebucht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Default" table:formula="of:=SUM([.O2:.O41])"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4T19:05:47.104099715</dc:date>
    <meta:editing-duration>PT2H41M46S</meta:editing-duration>
    <meta:editing-cycles>1</meta:editing-cycles>
    <meta:document-statistic meta:table-count="1" meta:cell-count="513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0000" number:language="de" number:country="DE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08cm" svg:height="13.525cm" xlink:href=".." xlink:type="simple" chart:class="chart:line" chart:style-name="ch1">
        <chart:title svg:x="10.122cm" svg:y="0.405cm" chart:style-name="ch2">
          <text:p>September</text:p>
        </chart:title>
        <chart:legend chart:legend-position="end" svg:x="19.774cm" svg:y="6.474cm" style:legend-expansion="high" chart:style-name="ch3"/>
        <chart:plot-area chart:style-name="ch4" table:cell-range-address="september.O2:september.O41" svg:x="0.454cm" svg:y="1.46cm" svg:width="18.866cm" svg:height="11.795cm">
          <chartooo:coordinate-region svg:x="1.412cm" svg:y="1.649cm" svg:width="17.619cm" svg:height="11.4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eptember.O2:september.O4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eptember.O2:september.O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14">
                <text:p>-8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27">
                <text:p>-5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9.08">
                <text:p>-79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44">
                <text:p>-8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.16">
                <text:p>-7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12">
                <text:p>-6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83">
                <text:p>-8.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.44">
                <text:p>-14.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55">
                <text:p>-6.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39">
                <text:p>-8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.15">
                <text:p>-1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77">
                <text:p>-2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4.85">
                <text:p>-64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6.15">
                <text:p>-66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.53">
                <text:p>-9.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93.33">
                <text:p>-293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